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B00000339A44809271894D914.png" manifest:media-type="image/png"/>
  <manifest:file-entry manifest:full-path="Pictures/100000000000032B00000339A1680181047F360C.png" manifest:media-type="image/png"/>
  <manifest:file-entry manifest:full-path="Pictures/100000000000032B00000339A3B00D18FF451977.png" manifest:media-type="image/png"/>
  <manifest:file-entry manifest:full-path="Pictures/100000000000032B00000339BA0059AA06DF42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11111" draw:marker-start-width="0.279cm" draw:marker-end-width="0.279cm" draw:fill-color="#ffbf00" draw:textarea-horizontal-align="justify" draw:textarea-vertical-align="middle" draw:auto-grow-height="false" fo:min-height="1.082cm" fo:min-width="3.918cm" fo:padding-top="0.077cm" fo:padding-bottom="0.077cm" fo:padding-left="0.077cm" fo:padding-right="0.077cm" draw:shadow="visible" draw:shadow-offset-x="0.106cm" draw:shadow-offset-y="0.106cm" draw:shadow-color="#ffe994" draw:shadow-opacity="80%" loext:shadow-blur="0.10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bf00" draw:textarea-horizontal-align="justify" draw:textarea-vertical-align="middle" draw:auto-grow-height="false" fo:min-height="1.921cm" fo:min-width="0.288cm" fo:padding-top="0.077cm" fo:padding-bottom="0.077cm" fo:padding-left="0.077cm" fo:padding-right="0.077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bf00" draw:textarea-horizontal-align="justify" draw:textarea-vertical-align="middle" draw:auto-grow-height="false" fo:min-height="1.869cm" fo:min-width="0.236cm" fo:padding-top="0.077cm" fo:padding-bottom="0.077cm" fo:padding-left="0.077cm" fo:padding-right="0.077cm"/>
    </style:style>
    <style:style style:name="P1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-color="#ffbf00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94cm" svg:height="2.367cm" svg:x="11.83cm" svg:y="5.494cm">
          <text:p text:style-name="P1"><text:span text:style-name="T1">Class</text:span></text:p>
          <text:p text:style-name="P1"><text:span text:style-name="T1">Reduc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9.017cm" svg:height="9.169cm" svg:x="1cm" svg:y="1cm">
          <draw:image xlink:href="Pictures/100000000000032B00000339BA0059AA06DF42F4.png" xlink:type="simple" xlink:show="embed" xlink:actuate="onLoad" draw:mime-type="image/png">
            <text:p/>
          </draw:image>
        </draw:frame>
        <draw:frame draw:style-name="gr2" draw:text-style-name="P3" draw:layer="layout" svg:width="9.017cm" svg:height="9.169cm" svg:x="10.296cm" svg:y="1cm">
          <draw:image xlink:href="Pictures/100000000000032B00000339A3B00D18FF451977.png" xlink:type="simple" xlink:show="embed" xlink:actuate="onLoad" draw:mime-type="image/png">
            <text:p/>
          </draw:image>
        </draw:frame>
        <draw:frame draw:style-name="gr2" draw:text-style-name="P3" draw:layer="layout" svg:width="9.017cm" svg:height="9.169cm" svg:x="10.292cm" svg:y="10.418cm">
          <draw:image xlink:href="Pictures/100000000000032B00000339A1680181047F360C.png" xlink:type="simple" xlink:show="embed" xlink:actuate="onLoad" draw:mime-type="image/png">
            <text:p/>
          </draw:image>
        </draw:frame>
        <draw:frame draw:style-name="gr2" draw:text-style-name="P3" draw:layer="layout" svg:width="9.017cm" svg:height="9.169cm" svg:x="1cm" svg:y="10.418cm">
          <draw:image xlink:href="Pictures/100000000000032B00000339A44809271894D914.png" xlink:type="simple" xlink:show="embed" xlink:actuate="onLoad" draw:mime-type="image/png">
            <text:p/>
          </draw:image>
        </draw:frame>
        <draw:custom-shape draw:style-name="gr3" draw:text-style-name="P4" draw:layer="layout" svg:width="0.78cm" svg:height="2.312cm" svg:x="12.421cm" svg:y="8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78cm" svg:height="2.312cm" draw:transform="rotate (1.5707963267949) translate (9.121cm 13.9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78cm" svg:height="2.312cm" draw:transform="rotate (0.785398163397448) translate (8.849cm 9.52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4T16:24:55.920849451</meta:creation-date>
    <dc:date>2023-10-24T21:40:53.270161665</dc:date>
    <meta:editing-duration>PT2M40S</meta:editing-duration>
    <meta:editing-cycles>2</meta:editing-cycles>
    <meta:generator>LibreOffice/7.3.7.2$Linux_X86_64 LibreOffice_project/30$Build-2</meta:generator>
    <meta:document-statistic meta:object-count="8"/>
  </office:meta>
</office:document-meta>
</file>